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9EE7FCA174F41F3B.png" manifest:media-type="image/png"/>
  <manifest:file-entry manifest:full-path="Pictures/100002010000012C0000012CF546DC1D807F770F.png" manifest:media-type="image/png"/>
  <manifest:file-entry manifest:full-path="Pictures/100002010000012C0000012C7D561306E0492E23.png" manifest:media-type="image/png"/>
  <manifest:file-entry manifest:full-path="Pictures/100002010000012C0000012CFAC12FAD10A69AF1.png" manifest:media-type="image/png"/>
  <manifest:file-entry manifest:full-path="Pictures/100002010000012C0000012C84046DC98BD26B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5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946cm" svg:height="1.946cm" svg:x="13.732cm" svg:y="6.312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6.532cm" svg:y="6.312cm">
          <draw:image xlink:href="Pictures/100002010000012C0000012CF546DC1D807F770F.png" xlink:type="simple" xlink:show="embed" xlink:actuate="onLoad" loext:mime-type="image/png">
            <text:p/>
          </draw:image>
        </draw:frame>
        <draw:frame draw:style-name="gr1" draw:text-style-name="P1" draw:layer="layout" svg:width="2.044cm" svg:height="2.044cm" svg:x="16.488cm" svg:y="9.068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0.376cm" svg:y1="7.312cm" svg:x2="12.976cm" svg:y2="7.312cm">
          <text:p/>
        </draw:line>
        <draw:line draw:style-name="gr3" draw:text-style-name="P4" draw:layer="layout" svg:x1="6.2cm" svg:y1="24cm" svg:x2="10cm" svg:y2="24cm">
          <text:p text:style-name="P3">b</text:p>
        </draw:line>
        <draw:frame draw:style-name="gr4" draw:text-style-name="P5" draw:layer="layout" svg:width="2.288cm" svg:height="0.887cm" svg:x="13.473cm" svg:y="8.312cm">
          <draw:text-box>
            <text:p><text:span text:style-name="T1">API_gateway</text:span></text:p>
          </draw:text-box>
        </draw:frame>
        <draw:frame draw:style-name="gr4" draw:text-style-name="P5" draw:layer="layout" svg:width="2.288cm" svg:height="0.887cm" svg:x="16.712cm" svg:y="8.327cm">
          <draw:text-box>
            <text:p><text:span text:style-name="T1">Accept</text:span></text:p>
          </draw:text-box>
        </draw:frame>
        <draw:frame draw:style-name="gr4" draw:text-style-name="P5" draw:layer="layout" svg:width="2.288cm" svg:height="0.887cm" svg:x="8.176cm" svg:y="8.512cm">
          <draw:text-box>
            <text:p><text:span text:style-name="T1">Client</text:span></text:p>
          </draw:text-box>
        </draw:frame>
        <draw:frame draw:style-name="gr1" draw:text-style-name="P1" draw:layer="layout" svg:width="1.8cm" svg:height="1.8cm" svg:x="9.976cm" svg:y="2.112cm">
          <draw:image xlink:href="Pictures/100002010000012C0000012C84046DC98BD26B4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2.176cm" svg:y="2.112cm">
          <draw:image xlink:href="Pictures/100002010000012C0000012C9EE7FCA174F41F3B.png" xlink:type="simple" xlink:show="embed" xlink:actuate="onLoad" loext:mime-type="image/png">
            <text:p/>
          </draw:image>
        </draw:frame>
        <draw:line draw:style-name="gr5" draw:text-style-name="P2" draw:layer="layout" svg:x1="9.376cm" svg:y1="6.312cm" svg:x2="10.576cm" svg:y2="4.712cm">
          <text:p/>
        </draw:line>
        <draw:frame draw:style-name="gr4" draw:text-style-name="P5" draw:layer="layout" svg:width="5.4cm" svg:height="0.887cm" svg:x="9.176cm" svg:y="3.912cm">
          <draw:text-box>
            <text:p><text:span text:style-name="T1">amis1.cloudhotel.org <text:s/>*.cloudhotel.org</text:span></text:p>
          </draw:text-box>
        </draw:frame>
        <draw:frame draw:style-name="gr1" draw:text-style-name="P1" draw:layer="layout" svg:width="1.946cm" svg:height="1.946cm" svg:x="13.732cm" svg:y="6.312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6.532cm" svg:y="6.312cm">
          <draw:image xlink:href="Pictures/100002010000012C0000012CF546DC1D807F770F.png" xlink:type="simple" xlink:show="embed" xlink:actuate="onLoad" loext:mime-type="image/png">
            <text:p/>
          </draw:image>
        </draw:frame>
        <draw:frame draw:style-name="gr1" draw:text-style-name="P1" draw:layer="layout" svg:width="2.044cm" svg:height="2.044cm" svg:x="16.488cm" svg:y="9.068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678cm" svg:y1="7.312cm" svg:x2="16.532cm" svg:y2="7.312cm">
          <text:p/>
        </draw:line>
        <draw:line draw:style-name="gr2" draw:text-style-name="P2" draw:layer="layout" svg:x1="18.176cm" svg:y1="8.312cm" svg:x2="18.176cm" svg:y2="9.053cm">
          <text:p/>
        </draw:line>
        <draw:frame draw:style-name="gr1" draw:text-style-name="P1" draw:layer="layout" svg:width="2.044cm" svg:height="2.044cm" svg:x="13.717cm" svg:y="9.027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576cm" svg:y1="8.312cm" svg:x2="15.576cm" svg:y2="9.027cm">
          <text:p/>
        </draw:line>
        <draw:frame draw:style-name="gr4" draw:text-style-name="P5" draw:layer="layout" svg:width="5.4cm" svg:height="0.887cm" svg:x="13.576cm" svg:y="11.113cm">
          <draw:text-box>
            <text:p><text:span text:style-name="T1">CloudWatch</text:span><text:span text:style-name="T1"><text:tab/></text:span><text:span text:style-name="T1"> <text:s text:c="3"/>CloudWatch</text:span></text:p>
            <text:p><text:span text:style-name="T1"><text:s text:c="7"/></text:span><text:span text:style-name="T1">log <text:s text:c="29"/>log <text:s text:c="7"/></text:span></text:p>
          </draw:text-box>
        </draw:frame>
        <draw:custom-shape draw:name="VM" draw:style-name="gr6" draw:text-style-name="P3" draw:layer="layout" svg:width="2.4cm" svg:height="1.8cm" svg:x="7.776cm" svg:y="6.512cm">
          <text:p text:style-name="P3">AMIS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2:46:51.046000000</meta:creation-date>
    <dc:date>2020-06-13T13:55:08.827000000</dc:date>
    <meta:editing-duration>PT13H38M58S</meta:editing-duration>
    <meta:editing-cycles>7</meta:editing-cycles>
    <meta:generator>LibreOffice/6.4.3.2$Windows_X86_64 LibreOffice_project/747b5d0ebf89f41c860ec2a39efd7cb15b54f2d8</meta:generator>
    <meta:document-statistic meta:object-count="44"/>
  </office:meta>
</office:document-meta>
</file>